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fo:text-align="center" style:justify-single-word="false" style:writing-mode="lr-tb"/>
      <style:text-properties fo:font-variant="normal" fo:text-transform="none" fo:color="#000000" style:text-line-through-style="none" style:font-name="Calibri" fo:font-size="20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282cm" fo:line-height="129%" fo:text-indent="1.249cm" style:auto-text-indent="false" style:writing-mode="lr-tb"/>
      <style:text-properties fo:font-variant="normal" fo:text-transform="none" fo:color="#000000" style:text-line-through-style="none" style:font-name="Calibri"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a7b86d2e-7fff-8ebe-e2e6-b310b02f07ca"/>Qui est l’utilisateur ?</text:p>
      <text:p text:style-name="Text_20_body"/>
      <text:p text:style-name="P2">L’utilisateur de l’application BestWay est toute personne désirant d’une manière générale optimiser ses déplacements en vue de perdre le moins de temps possible. Il peut être un dépanneur, un livreur, un courtier, un voiturier etc… Dans cette première version nous ne prendrons ni le réseau routier et le l’info trafic en compte par manque de temps cependant les prochaines versions seront développées en ce sens. Nous nous baserons pour un premier jet sur la distance à vol d’oiseau qui déjà donnera une idée relativement précise des distances qui séparent un point géographique d’un autre. L’application est accessible par n’importe qui mais permet aussi la création d’un compte afin de sauvegarder si l’utilisateur le souhaite ses traje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5-03T14:07:20.52</meta:creation-date>
    <meta:document-statistic meta:table-count="0" meta:image-count="0" meta:object-count="0" meta:page-count="1" meta:paragraph-count="2" meta:word-count="120" meta:character-count="765"/>
    <dc:date>2021-05-03T14:08:47.91</dc:date>
    <dc:creator>thomas cottenceau</dc:creator>
    <meta:editing-duration>PT1M28S</meta:editing-duration>
    <meta:editing-cycles>1</meta:editing-cycles>
    <meta:generator>OpenOffice/4.1.9$Win32 OpenOffice.org_project/419m1$Build-9805</meta:generator>
  </office:meta>
</office:document-meta>
</file>